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233716e"/>
    </style:style>
    <style:style style:name="P2" style:family="paragraph" style:parent-style-name="Text_20_body">
      <style:text-properties fo:font-weight="bold" officeooo:paragraph-rsid="0248e2ff" style:font-weight-asian="bold" style:font-weight-complex="bold"/>
    </style:style>
    <style:style style:name="P3" style:family="paragraph" style:parent-style-name="Text_20_body">
      <style:text-properties fo:font-weight="bold" officeooo:rsid="02496869" officeooo:paragraph-rsid="02496869" style:font-weight-asian="bold" style:font-weight-complex="bold"/>
    </style:style>
    <style:style style:name="P4" style:family="paragraph" style:parent-style-name="Text_20_body">
      <style:text-properties fo:font-weight="bold" officeooo:rsid="024913d4" officeooo:paragraph-rsid="02529cb2" style:font-weight-asian="bold" style:font-weight-complex="bold"/>
    </style:style>
    <style:style style:name="P5" style:family="paragraph" style:parent-style-name="Text_20_body">
      <style:text-properties officeooo:paragraph-rsid="024f1603"/>
    </style:style>
    <style:style style:name="P6" style:family="paragraph" style:parent-style-name="Text_20_body">
      <style:text-properties officeooo:paragraph-rsid="025067db"/>
    </style:style>
    <style:style style:name="P7" style:family="paragraph" style:parent-style-name="Text_20_body">
      <style:text-properties officeooo:paragraph-rsid="025137ca"/>
    </style:style>
    <style:style style:name="P8" style:family="paragraph" style:parent-style-name="Text_20_body">
      <style:text-properties officeooo:paragraph-rsid="02529cb2"/>
    </style:style>
    <style:style style:name="P9" style:family="paragraph" style:parent-style-name="Text_20_body">
      <style:text-properties officeooo:rsid="02537880" officeooo:paragraph-rsid="02537880"/>
    </style:style>
    <style:style style:name="P10" style:family="paragraph" style:parent-style-name="Text_20_body">
      <style:text-properties officeooo:paragraph-rsid="0254eeed"/>
    </style:style>
    <style:style style:name="P11" style:family="paragraph" style:parent-style-name="Text_20_body">
      <style:text-properties officeooo:paragraph-rsid="0256fb92"/>
    </style:style>
    <style:style style:name="P12" style:family="paragraph" style:parent-style-name="Text_20_body">
      <style:text-properties officeooo:paragraph-rsid="02588c5c"/>
    </style:style>
    <style:style style:name="T1" style:family="text">
      <style:text-properties fo:font-weight="bold" officeooo:rsid="0029c951" style:font-weight-asian="bold" style:font-weight-complex="bold"/>
    </style:style>
    <style:style style:name="T2" style:family="text">
      <style:text-properties fo:font-weight="bold" officeooo:rsid="0147670a" style:font-weight-asian="bold" style:font-weight-complex="bold"/>
    </style:style>
    <style:style style:name="T3" style:family="text">
      <style:text-properties fo:font-weight="bold" officeooo:rsid="021521a3" style:font-weight-asian="bold" style:font-weight-complex="bold"/>
    </style:style>
    <style:style style:name="T4" style:family="text">
      <style:text-properties fo:font-weight="bold" officeooo:rsid="0215dff0"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28abd6" style:font-weight-asian="bold" style:font-weight-complex="bold"/>
    </style:style>
    <style:style style:name="T7" style:family="text">
      <style:text-properties fo:font-weight="bold" officeooo:rsid="0245af71" style:font-weight-asian="bold" style:font-weight-complex="bold"/>
    </style:style>
    <style:style style:name="T8" style:family="text">
      <style:text-properties fo:font-weight="bold" officeooo:rsid="024913d4" style:font-weight-asian="bold" style:font-weight-complex="bold"/>
    </style:style>
    <style:style style:name="T9" style:family="text">
      <style:text-properties fo:font-weight="bold" officeooo:rsid="024f1603" style:font-weight-asian="bold" style:font-weight-complex="bold"/>
    </style:style>
    <style:style style:name="T10" style:family="text">
      <style:text-properties fo:font-weight="bold" officeooo:rsid="025067db" style:font-weight-asian="bold" style:font-weight-complex="bold"/>
    </style:style>
    <style:style style:name="T11" style:family="text">
      <style:text-properties fo:font-weight="bold" officeooo:rsid="02529cb2" style:font-weight-asian="bold" style:font-weight-complex="bold"/>
    </style:style>
    <style:style style:name="T12" style:family="text">
      <style:text-properties fo:font-weight="bold" officeooo:rsid="0256fb92" style:font-weight-asian="bold" style:font-weight-complex="bold"/>
    </style:style>
    <style:style style:name="T13" style:family="text">
      <style:text-properties fo:font-weight="bold" officeooo:rsid="02575b3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15c429" style:font-weight-asian="normal" style:font-weight-complex="normal"/>
    </style:style>
    <style:style style:name="T16" style:family="text">
      <style:text-properties fo:font-weight="normal" officeooo:rsid="022b58ca" style:font-weight-asian="normal" style:font-weight-complex="normal"/>
    </style:style>
    <style:style style:name="T17" style:family="text">
      <style:text-properties fo:font-weight="normal" officeooo:rsid="022d0e3a" style:font-weight-asian="normal" style:font-weight-complex="normal"/>
    </style:style>
    <style:style style:name="T18" style:family="text">
      <style:text-properties fo:font-weight="normal" officeooo:rsid="022fbbdc" style:font-weight-asian="normal" style:font-weight-complex="normal"/>
    </style:style>
    <style:style style:name="T19" style:family="text">
      <style:text-properties fo:font-weight="normal" officeooo:rsid="0234f99f" style:font-weight-asian="normal" style:font-weight-complex="normal"/>
    </style:style>
    <style:style style:name="T20" style:family="text">
      <style:text-properties fo:font-weight="normal" officeooo:rsid="02266356" style:font-weight-asian="normal" style:font-weight-complex="normal"/>
    </style:style>
    <style:style style:name="T21" style:family="text">
      <style:text-properties fo:font-weight="normal" officeooo:rsid="02491b22" style:font-weight-asian="normal" style:font-weight-complex="normal"/>
    </style:style>
    <style:style style:name="T22" style:family="text">
      <style:text-properties fo:font-weight="normal" officeooo:rsid="024f1603" style:font-weight-asian="normal" style:font-weight-complex="normal"/>
    </style:style>
    <style:style style:name="T23" style:family="text">
      <style:text-properties fo:font-weight="normal" officeooo:rsid="025067db" style:font-weight-asian="normal" style:font-weight-complex="normal"/>
    </style:style>
    <style:style style:name="T24" style:family="text">
      <style:text-properties fo:font-weight="normal" officeooo:rsid="02513293" style:font-weight-asian="normal" style:font-weight-complex="normal"/>
    </style:style>
    <style:style style:name="T25" style:family="text">
      <style:text-properties fo:font-weight="normal" officeooo:rsid="025137ca" style:font-weight-asian="normal" style:font-weight-complex="normal"/>
    </style:style>
    <style:style style:name="T26" style:family="text">
      <style:text-properties fo:font-weight="normal" officeooo:rsid="02529cb2" style:font-weight-asian="normal" style:font-weight-complex="normal"/>
    </style:style>
    <style:style style:name="T27" style:family="text">
      <style:text-properties fo:font-weight="normal" officeooo:rsid="024913d4" style:font-weight-asian="normal" style:font-weight-complex="normal"/>
    </style:style>
    <style:style style:name="T28" style:family="text">
      <style:text-properties fo:font-weight="normal" officeooo:rsid="02537880" style:font-weight-asian="normal" style:font-weight-complex="normal"/>
    </style:style>
    <style:style style:name="T29" style:family="text">
      <style:text-properties fo:font-weight="normal" officeooo:rsid="0254eeed" style:font-weight-asian="normal" style:font-weight-complex="normal"/>
    </style:style>
    <style:style style:name="T30" style:family="text">
      <style:text-properties fo:font-weight="normal" officeooo:rsid="0256fb92" style:font-weight-asian="normal" style:font-weight-complex="normal"/>
    </style:style>
    <style:style style:name="T31" style:family="text">
      <style:text-properties fo:font-weight="normal" officeooo:rsid="02575b33" style:font-weight-asian="normal" style:font-weight-complex="normal"/>
    </style:style>
    <style:style style:name="T32" style:family="text">
      <style:text-properties fo:font-weight="normal" officeooo:rsid="02588c5c" style:font-weight-asian="normal" style:font-weight-complex="normal"/>
    </style:style>
    <style:style style:name="T33" style:family="text">
      <style:text-properties officeooo:rsid="00e51007"/>
    </style:style>
    <style:style style:name="T34" style:family="text">
      <style:text-properties officeooo:rsid="0248e2ff"/>
    </style:style>
    <style:style style:name="T35" style:family="text">
      <style:text-properties style:text-position="super 58%" fo:font-weight="normal" officeooo:rsid="024f1603" style:font-weight-asian="normal" style:font-weight-complex="normal"/>
    </style:style>
    <style:style style:name="T36" style:family="text">
      <style:text-properties style:text-position="super 58%" fo:font-weight="normal" officeooo:rsid="025067db" style:font-weight-asian="normal" style:font-weight-complex="normal"/>
    </style:style>
    <style:style style:name="T37" style:family="text">
      <style:text-properties style:text-position="super 58%" officeooo:rsid="025067db"/>
    </style:style>
    <style:style style:name="T38" style:family="text">
      <style:text-properties officeooo:rsid="024e19a8"/>
    </style:style>
    <style:style style:name="T39" style:family="text">
      <style:text-properties officeooo:rsid="025067db"/>
    </style:style>
    <style:style style:name="T40" style:family="text">
      <style:text-properties officeooo:rsid="025137ca"/>
    </style:style>
    <style:style style:name="T41" style:family="text">
      <style:text-properties officeooo:rsid="02529c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text:span text:style-name="T38">18 October 2017</text:span></text:p>
      <text:p text:style-name="P1"><text:span text:style-name="T1">[0]</text:span><text:span text:style-name="T33"> Hello everybody, Welcome to Negativity Month, in the first half of the show we'll be celebrating the misery of autumn with all the negative technology stories we can find, security fail, and then to cheer us up the second half of the show will be AI and local events</text:span></text:p>
      <text:p text:style-name="P10"><text:span text:style-name="T4">[</text:span><text:span text:style-name="T6">2</text:span><text:span text:style-name="T5"> Min]</text:span><text:span text:style-name="T20"> </text:span><text:span text:style-name="T24">So what's broken? </text:span><text:span text:style-name="T26">What's out to get you? </text:span><text:span text:style-name="T24">Spoilt for choice really but </text:span><text:span text:style-name="T26">starting with broken, </text:span><text:span text:style-name="T29">WPA2, Krack attack.</text:span><text:span text:style-name="T26"> </text:span><text:span text:style-name="T29">Adobe Flash, last week </text:span><text:a xlink:type="simple" xlink:href="https://www.theregister.co.uk/2017/10/10/october_2017_microsoft_windows_patch_tuesday/" office:target-frame-name="_blank" xlink:show="new" text:style-name="Internet_20_link" text:visited-style-name="Visited_20_Internet_20_Link"><text:span text:style-name="T29">proudly trumpeting</text:span></text:a><text:span text:style-name="T29"> the fact that – for the first time in ages – there would be no security patches this month for its applications. Sadly, that lasted six days before the emergency fix had to be released. Key fobs on Subaru cars from 2011 and before (£25 worth of kit needed), Microsoft Outlook adds plaintext as attachment to encrypted mail.</text:span></text:p>
      <text:p text:style-name="P3"><text:span text:style-name="T34">[5</text:span> Min]<text:span text:style-name="T14"> </text:span><text:span text:style-name="T26">Schadenfreude department: Adobe Security Team blogged their own PGP Private key, and Deloitte turned out to </text:span><text:span text:style-name="T28">have thousands of servers wide open and login details leaked.</text:span><text:span text:style-name="T26"> Gartner, the world's best IT pundits, named Deloitte the world's best security consultancy for five years in a row, so much for Gartner and indeed Deloitte.</text:span></text:p>
      <text:p text:style-name="P12"><text:span text:style-name="T8">[</text:span><text:span text:style-name="T11">8</text:span><text:span text:style-name="T8"> Min]</text:span><text:span text:style-name="T27"> </text:span><text:span text:style-name="T26">Whats out to get you? bitcoin miners (monero actually), </text:span><text:span text:style-name="T28">WeChat gives everything to the Chinese Govt, US mobile phone cos give your identity in realtime to anyone who pays. </text:span><text:span text:style-name="T31">Pornhub, advert downloads spyware.Equifax, fake flash upgrade. Mattel withdraws kid-focused “smart hub” </text:span><text:span text:style-name="T32">Aristotle </text:span><text:span text:style-name="T31">from market after complaints. "Consumers should know how this product will work and what measures Mattel will take to protect families' privacy and secure their data." </text:span>Instead of answering those questions, Mattel has withdrawn the product. <text:span text:style-name="T29">Data breaches - disqus</text:span></text:p>
      <text:p text:style-name="P4">[<text:span text:style-name="T41">11</text:span> Min]<text:span text:style-name="T14"> </text:span><text:span text:style-name="T25">Twitter news, theyre doing an experiment with double the size of tweets for selected users, they haven't done Trump yet, er, except someone worked out you can turn it on for yourself. Also they just revised the abuse policy! </text:span><text:span text:style-name="T26">new definition of nudity! will hide hate images! banhammer </text:span><text:span text:style-name="T30">for glorifying violence and hate</text:span><text:span text:style-name="T26">!</text:span></text:p>
      <text:p text:style-name="P8"><text:span text:style-name="T5">[</text:span><text:span text:style-name="T8">1</text:span><text:span text:style-name="T10">4</text:span><text:span text:style-name="T8"> Min</text:span><text:span text:style-name="T5">]</text:span><text:span text:style-name="T20"> </text:span><text:span text:style-name="T16">You're listening to IT Stuff </text:span><text:span text:style-name="T17">here </text:span><text:span text:style-name="T16">on BCB Radio, we're on 106.6fm, listen live on radioplayer, listen again, </text:span><text:span text:style-name="T18">youtubes, </text:span><text:span text:style-name="T24">website and all that. H</text:span><text:span text:style-name="T23">ere's</text:span><text:span text:style-name="T21"> Singularity Watch</text:span></text:p>
      <text:p text:style-name="P9"><text:span text:style-name="T31">[SINGULARITY.WAV] </text:span><text:span text:style-name="T21">T</text:span><text:span text:style-name="T14">eachable Machine https://teachablemachine.withgoogle.com/<text:line-break/></text:span><text:span text:style-name="T21">P</text:span><text:span text:style-name="T14">ocket Beagle - beagleboard the size of a keyfob $25</text:span></text:p>
      <text:p text:style-name="P5"><text:span text:style-name="T2">[</text:span><text:span text:style-name="T11">19</text:span><text:span text:style-name="T3"> Min] </text:span><text:span text:style-name="T9">Upcoming Local</text:span><text:span text:style-name="T3"> Events<text:line-break/></text:span><text:span text:style-name="T15">Coder Dojo </text:span><text:span text:style-name="T22">3</text:span><text:span text:style-name="T35">rd</text:span><text:span text:style-name="T22"> Birthday! </text:span><text:span text:style-name="T15">Anyone from the age of seven to seventeen can visit our Dojo and learn how to code, build websites, apps, or games and explore technology in a laid-back, creative, fun and social environment. CoderDojo has just one rule: “Above All: Be Cool“<text:line-break/></text:span><text:span text:style-name="T19">https://bradford-coderdojo.github.io/</text:span><text:span text:style-name="T15"> 28 Oct 2017 at 09:30 - 12:00 </text:span><text:span text:style-name="T22">reg not yet open</text:span></text:p>
      <text:p text:style-name="P6"><text:span text:style-name="T23">We're in the middle of Europe Code Week which started on 7</text:span><text:span text:style-name="T36">th</text:span><text:span text:style-name="T23"> and continues until 22</text:span><text:span text:style-name="T36">nd</text:span><text:span text:style-name="T23">, wossat? </text:span></text:p>
      <text:p text:style-name="P6"><text:span text:style-name="T22">2</text:span><text:span text:style-name="T35">nd</text:span><text:span text:style-name="T22"> November, inauguration of Queer Code Yorkshire “</text:span><text:span text:style-name="T14">a community for queer programmers who wish to write code within a supportive environment</text:span><text:span text:style-name="T22">” </text:span><text:span text:style-name="T23">visit from founders of Queer Code London </text:span><text:span text:style-name="T22">“launch event is open to allies” </text:span><text:span text:style-name="T23">FREE FOOD but in Leeds 6pm til 9pm Sky Betting &amp; Gaming W</text:span>ellington Place Leeds <text:span text:style-name="T39">2</text:span><text:span text:style-name="T37">nd</text:span><text:span text:style-name="T39"> November Eventbrite “</text:span><text:span text:style-name="T22">Queer Code Yorkshire</text:span><text:span text:style-name="T39">”</text:span></text:p>
      <text:p text:style-name="P7"><text:span text:style-name="T40">Get Into Tech Leeds - </text:span>Work experience <text:span text:style-name="T40">Jan to April next year, closing date for applications is 17 November, search for Get Into Tech Leeds</text:span></text:p>
      <text:p text:style-name="P11"><text:span text:style-name="T2">[</text:span><text:span text:style-name="T3">2</text:span><text:span text:style-name="T7">5</text:span><text:span text:style-name="T3"> Min] Musicstuffs</text:span><text:bookmark text:name="eow-title"/><text:span text:style-name="T3"> </text:span><text:span text:style-name="T12">4Mat - </text:span><text:span text:style-name="T13">LFF</text:span><text:span text:style-name="T12"> A bit of Cracktro music, </text:span><text:span text:style-name="T13">played on the chipophone as used on Lemmings and Silkworm 4 </text:span><text:span text:style-name="T12"><text:s/></text:span><text:a xlink:type="simple" xlink:href="https://www.youtube.com/watch?v=LX44iCGELxg" text:style-name="Internet_20_link" text:visited-style-name="Visited_20_Internet_20_Link"><text:span text:style-name="T12">https://www.youtube.com/watch?v=LX44iCGELxg</text:span></text:a><text:span text:style-name="T1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10-18T15:02:22.773582088</dc:date>
    <meta:editing-duration>PT13H34M16S</meta:editing-duration>
    <meta:editing-cycles>104</meta:editing-cycles>
    <meta:generator>LibreOffice/5.2.5.1$Linux_X86_64 LibreOffice_project/20m0$Build-1</meta:generator>
    <meta:document-statistic meta:table-count="0" meta:image-count="0" meta:object-count="0" meta:page-count="1" meta:paragraph-count="13" meta:word-count="558" meta:character-count="3428" meta:non-whitespace-character-count="2878"/>
  </office:meta>
</office:document-meta>
</file>